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5">
      <style:paragraph-properties fo:margin-left="0cm" fo:margin-right="0cm" fo:text-indent="0cm" style:auto-text-indent="false"/>
      <style:text-properties style:font-name="Arial" officeooo:rsid="000b0623" officeooo:paragraph-rsid="0011ec4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230db5" officeooo:paragraph-rsid="00230db5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241c3f" officeooo:paragraph-rsid="00241c3f"/>
    </style:style>
    <style:style style:name="P4" style:family="paragraph" style:parent-style-name="Standard" style:master-page-name="">
      <loext:graphic-properties draw:fill="none"/>
      <style:paragraph-properties fo:margin-left="-1.6cm" fo:margin-right="-2.101cm" fo:line-height="150%" fo:text-align="justify" style:justify-single-word="false" fo:text-indent="1.799cm" style:auto-text-indent="false" style:page-number="auto" fo:background-color="transparent"/>
      <style:text-properties style:font-name="Arial" fo:font-size="10pt" fo:font-weight="bold" officeooo:paragraph-rsid="00241c3f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paragraph-rsid="00241c3f" style:font-size-asian="10pt" style:font-name-complex="Arial" style:font-size-complex="10pt"/>
    </style:style>
    <style:style style:name="P6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30db5" officeooo:paragraph-rsid="00241c3f" style:font-size-asian="10pt" style:font-name-complex="Arial" style:font-size-complex="10pt"/>
    </style:style>
    <style:style style:name="P7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30db5" officeooo:paragraph-rsid="0026a4a2" style:font-size-asian="10pt" style:font-name-complex="Arial" style:font-size-complex="10pt"/>
    </style:style>
    <style:style style:name="P8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41c3f" style:font-size-asian="10pt" style:font-name-complex="Arial" style:font-size-complex="10pt"/>
    </style:style>
    <style:style style:name="P9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56b4b" style:font-size-asian="10pt" style:font-name-complex="Arial" style:font-size-complex="10pt"/>
    </style:style>
    <style:style style:name="P10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6a4a2" style:font-size-asian="10pt" style:font-name-complex="Arial" style:font-size-complex="10pt"/>
    </style:style>
    <style:style style:name="P11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734c7" style:font-size-asian="10pt" style:font-name-complex="Arial" style:font-size-complex="10pt"/>
    </style:style>
    <style:style style:name="P12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bold" officeooo:rsid="00241c3f" officeooo:paragraph-rsid="00241c3f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41c3f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56b4b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6a4a2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734c7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6a4a2" officeooo:paragraph-rsid="0026a4a2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26a4a2" officeooo:paragraph-rsid="00230db5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284d52" officeooo:paragraph-rsid="00284d52"/>
    </style:style>
    <style:style style:name="P20" style:family="paragraph" style:parent-style-name="Standard" style:list-style-name="L1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>
        <style:tab-stops>
          <style:tab-stop style:position="2.487cm"/>
        </style:tab-stops>
      </style:paragraph-properties>
      <style:text-properties style:font-name="Arial" fo:font-size="10pt" officeooo:rsid="00241c3f" officeooo:paragraph-rsid="00241c3f" style:font-size-asian="10pt" style:font-name-complex="Arial" style:font-size-complex="10pt"/>
    </style:style>
    <style:style style:name="T1" style:family="text">
      <style:text-properties officeooo:rsid="00230d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6b4b" style:font-weight-asian="bold" style:font-weight-complex="bold"/>
    </style:style>
    <style:style style:name="T4" style:family="text">
      <style:text-properties fo:font-weight="bold" officeooo:rsid="0026a4a2" style:font-weight-asian="bold" style:font-weight-complex="bold"/>
    </style:style>
    <style:style style:name="T5" style:family="text">
      <style:text-properties fo:font-weight="bold" officeooo:rsid="002734c7" style:font-weight-asian="bold" style:font-weight-complex="bold"/>
    </style:style>
    <style:style style:name="T6" style:family="text">
      <style:text-properties officeooo:rsid="00256b4b"/>
    </style:style>
    <style:style style:name="T7" style:family="text">
      <style:text-properties officeooo:rsid="0026a4a2"/>
    </style:style>
    <style:style style:name="T8" style:family="text">
      <style:text-properties officeooo:rsid="002734c7"/>
    </style:style>
    <style:style style:name="T9" style:family="text">
      <style:text-properties officeooo:rsid="0029465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UNIDADE DIDÁCTICA <text:span text:style-name="T1">5</text:span></text:p>
      <text:p text:style-name="P19">Fai a liquidación da nómina do mes de abril dun traballador con categoría de licenciado (grupo de cotización 1) e contrato indefinido que recibe as seguintes retribucións no dito mes:</text:p>
      <text:p text:style-name="P19">Salario base (SB): 1.650€</text:p>
      <text:p text:style-name="P19">Plus de antigüidade (PA): 150€</text:p>
      <text:p text:style-name="P19">Plus de idioma (PI): 125</text:p>
      <text:p text:style-name="P19">Plus de transporte (PT): <text:span text:style-name="T9">90</text:span>€</text:p>
      <text:p text:style-name="P19">Kilometraxe: fixo co seu vehículo <text:span text:style-name="T9">315</text:span> km que a empresa lle paga a 0,<text:span text:style-name="T9">17</text:span>€/km</text:p>
      <text:p text:style-name="P19">Horas extras (HE): 250€</text:p>
      <text:p text:style-name="P19">Retención a conta do IRPF: 1<text:span text:style-name="T9">7</text:span>%</text:p>
      <text:p text:style-name="P19">Cobra dúas Pagas Extraordinarias, en xullo e decembro, de SB+PA cada unha dela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5" style:family="paragraph" style:next-style-name="tx1">
      <style:paragraph-properties fo:margin-left="1.6cm" fo:margin-right="0cm" fo:margin-top="0.529cm" fo:margin-bottom="0.423cm" loext:contextual-spacing="false" fo:orphans="2" fo:widows="2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17:53.932000000</meta:creation-date>
    <dc:date>2018-02-16T12:47:15.928000000</dc:date>
    <meta:editing-duration>PT1H7M54S</meta:editing-duration>
    <meta:editing-cycles>19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0" meta:word-count="90" meta:character-count="522" meta:non-whitespace-character-count="442"/>
  </office:meta>
</office:document-meta>
</file>